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40972222222222cm"/>
    </style:style>
    <style:style style:name="co2" style:family="table-column">
      <style:table-column-properties fo:break-before="auto" style:column-width="2.82222222222222cm"/>
    </style:style>
    <style:style style:name="co3" style:family="table-column">
      <style:table-column-properties fo:break-before="auto" style:column-width="1.67569444444444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2.36361111111111cm"/>
    </style:style>
    <style:style style:name="ro1" style:family="table-row">
      <style:table-row-properties style:row-height="20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23" table:style-name="ce4">
            <text:p>23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rton Kastrati</text:p>
          </table:table-cell>
          <table:table-cell office:value-type="string" table:style-name="ce6">
            <text:p>Baran Demir</text:p>
          </table:table-cell>
          <table:table-cell office:value-type="string" table:style-name="ce6">
            <text:p>Samuel Gigliott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5T00:00:00" table:style-name="ce5">
            <text:p>Montag, 2018-10-1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6T00:00:00" table:style-name="ce5">
            <text:p>Dienstag, 2018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7T00:00:00" table:style-name="ce5">
            <text:p>Mittwoch, 2018-10-17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8T00:00:00" table:style-name="ce5">
            <text:p>Donnerstag, 2018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9T00:00:00" table:style-name="ce5">
            <text:p>Freitag, 2018-10-19</text:p>
          </table:table-cell>
          <table:table-cell office:value-type="time" office:time-value="PT1H0M0S" table:style-name="ce7">
            <text:p>01:0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8-10-20T00:00:00" table:style-name="ce5">
            <text:p>Samstag, 2018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1T00:00:00" table:style-name="ce5">
            <text:p>Sonntag, 2018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2T00:00:00" table:style-name="ce5">
            <text:p>Montag, 2018-10-22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30M0S" table:style-name="ce7">
            <text:p>02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3T00:00:00" table:style-name="ce5">
            <text:p>Dienstag, 2018-10-2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4T00:00:00" table:style-name="ce5">
            <text:p>Mittwoch, 2018-10-2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2H45M0S" table:style-name="ce7">
            <text:p>02:4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5T00:00:00" table:style-name="ce5">
            <text:p>Donnerstag, 2018-10-2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6T00:00:00" table:style-name="ce5">
            <text:p>Freitag, 2018-10-26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1H45M0S" table:style-name="ce7">
            <text:p>01:4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7T00:00:00" table:style-name="ce5">
            <text:p>Samstag, 2018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8T00:00:00" table:style-name="ce5">
            <text:p>Sonntag, 2018-10-28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0-29T00:00:00" table:style-name="ce5">
            <text:p>Montag, 2018-10-29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0T00:00:00" table:style-name="ce5">
            <text:p>Dienstag, 2018-10-3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1T00:00:00" table:style-name="ce5">
            <text:p>Mittwoch, 2018-10-31</text:p>
          </table:table-cell>
          <table:table-cell office:value-type="time" office:time-value="PT1H30M0S" table:style-name="ce7">
            <text:p>01:3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01T00:00:00" table:style-name="ce5">
            <text:p>Donnerstag, 2018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2T00:00:00" table:style-name="ce5">
            <text:p>Freitag, 2018-11-02</text:p>
          </table:table-cell>
          <table:table-cell office:value-type="time" office:time-value="PT1H15M0S" table:style-name="ce7">
            <text:p>01:1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8-11-03T00:00:00" table:style-name="ce5">
            <text:p>Samstag, 2018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4T00:00:00" table:style-name="ce5">
            <text:p>Sonntag, 2018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5T00:00:00" table:style-name="ce5">
            <text:p>Montag, 2018-11-05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2">
          <table:table-cell office:value-type="date" office:date-value="2018-11-06T00:00:00" table:style-name="ce5">
            <text:p>Dienstag, 2018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7T00:00:00" table:style-name="ce5">
            <text:p>Mittwoch, 2018-11-07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1-08T00:00:00" table:style-name="ce5">
            <text:p>Donnerstag, 2018-11-08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09T00:00:00" table:style-name="ce5">
            <text:p>Freitag, 2018-11-09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10T00:00:00" table:style-name="ce5">
            <text:p>Samstag, 2018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1T00:00:00" table:style-name="ce5">
            <text:p>Sonntag, 2018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2T00:00:00" table:style-name="ce5">
            <text:p>Montag, 2018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3T00:00:00" table:style-name="ce5">
            <text:p>Dienstag, 2018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4T00:00:00" table:style-name="ce5">
            <text:p>Mittwoch, 2018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5T00:00:00" table:style-name="ce5">
            <text:p>Donnerstag, 2018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6T00:00:00" table:style-name="ce5">
            <text:p>Freitag, 2018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7T00:00:00" table:style-name="ce5">
            <text:p>Samstag, 2018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8T00:00:00" table:style-name="ce5">
            <text:p>Sonntag, 2018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9T00:00:00" table:style-name="ce5">
            <text:p>Montag, 2018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0T00:00:00" table:style-name="ce5">
            <text:p>Dienstag, 2018-11-20</text:p>
          </table:table-cell>
          <table:table-cell table:number-columns-repeated="2"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21T00:00:00" table:style-name="ce5">
            <text:p>Mittwoch, 2018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2T00:00:00" table:style-name="ce5">
            <text:p>Donnerstag, 2018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3T00:00:00" table:style-name="ce5">
            <text:p>Freitag, 2018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4T00:00:00" table:style-name="ce5">
            <text:p>Samstag, 2018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5T00:00:00" table:style-name="ce5">
            <text:p>Sonntag, 2018-1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6T00:00:00" table:style-name="ce5">
            <text:p>Montag, 2018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7T00:00:00" table:style-name="ce5">
            <text:p>Dienstag, 2018-1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8T00:00:00" table:style-name="ce5">
            <text:p>Mittwoch, 2018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9T00:00:00" table:style-name="ce5">
            <text:p>Donnerstag, 2018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30T00:00:00" table:style-name="ce5">
            <text:p>Freitag, 2018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1T00:00:00" table:style-name="ce5">
            <text:p>Samstag, 2018-1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2T00:00:00" table:style-name="ce5">
            <text:p>Sonntag, 2018-12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3T00:00:00" table:style-name="ce5">
            <text:p>Montag, 2018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4T00:00:00" table:style-name="ce5">
            <text:p>Dienstag, 2018-12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5T00:00:00" table:style-name="ce5">
            <text:p>Mittwoch, 2018-12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6T00:00:00" table:style-name="ce5">
            <text:p>Donnerstag, 2018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7T00:00:00" table:style-name="ce5">
            <text:p>Freitag, 2018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8T00:00:00" table:style-name="ce5">
            <text:p>Samstag, 2018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9T00:00:00" table:style-name="ce5">
            <text:p>Sonntag, 2018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0T00:00:00" table:style-name="ce5">
            <text:p>Montag, 2018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1T00:00:00" table:style-name="ce5">
            <text:p>Dienstag, 2018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2T00:00:00" table:style-name="ce5">
            <text:p>Mittwoch, 2018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3T00:00:00" table:style-name="ce5">
            <text:p>Donnerstag, 2018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4T00:00:00" table:style-name="ce5">
            <text:p>Freitag, 2018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5T00:00:00" table:style-name="ce5">
            <text:p>Samstag, 2018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6T00:00:00" table:style-name="ce5">
            <text:p>Sonntag, 2018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7T00:00:00" table:style-name="ce5">
            <text:p>Montag, 2018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8T00:00:00" table:style-name="ce5">
            <text:p>Dienstag, 2018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9T00:00:00" table:style-name="ce5">
            <text:p>Mittwoch, 2018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0T00:00:00" table:style-name="ce5">
            <text:p>Donnerstag, 2018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1T00:00:00" table:style-name="ce5">
            <text:p>Freitag, 2018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2T00:00:00" table:style-name="ce5">
            <text:p>Samstag, 2018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3T00:00:00" table:style-name="ce5">
            <text:p>Sonntag, 2018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4T00:00:00" table:style-name="ce5">
            <text:p>Montag, 2018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5T00:00:00" table:style-name="ce5">
            <text:p>Dienstag, 2018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6T00:00:00" table:style-name="ce5">
            <text:p>Mittwoch, 2018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7T00:00:00" table:style-name="ce5">
            <text:p>Donnerstag, 2018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8T00:00:00" table:style-name="ce5">
            <text:p>Freitag, 2018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9T00:00:00" table:style-name="ce5">
            <text:p>Samstag, 2018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0T00:00:00" table:style-name="ce5">
            <text:p>Sonntag, 2018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1T00:00:00" table:style-name="ce5">
            <text:p>Montag, 2018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1T00:00:00" table:style-name="ce5">
            <text:p>Dienstag, 2019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2T00:00:00" table:style-name="ce5">
            <text:p>Mittwoch, 2019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3T00:00:00" table:style-name="ce5">
            <text:p>Donnerstag, 2019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4T00:00:00" table:style-name="ce5">
            <text:p>Freitag, 2019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5T00:00:00" table:style-name="ce5">
            <text:p>Samstag, 2019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6T00:00:00" table:style-name="ce5">
            <text:p>Sonntag, 2019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7T00:00:00" table:style-name="ce5">
            <text:p>Montag, 2019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8T00:00:00" table:style-name="ce5">
            <text:p>Dienstag, 2019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9T00:00:00" table:style-name="ce5">
            <text:p>Mittwoch, 2019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0T00:00:00" table:style-name="ce5">
            <text:p>Donnerstag, 2019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1T00:00:00" table:style-name="ce5">
            <text:p>Freitag, 2019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2T00:00:00" table:style-name="ce5">
            <text:p>Samstag, 2019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3T00:00:00" table:style-name="ce5">
            <text:p>Sonntag, 2019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4T00:00:00" table:style-name="ce5">
            <text:p>Montag, 2019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5T00:00:00" table:style-name="ce5">
            <text:p>Dienstag, 2019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6T00:00:00" table:style-name="ce5">
            <text:p>Mittwoch, 2019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7T00:00:00" table:style-name="ce5">
            <text:p>Donnerstag, 2019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8T00:00:00" table:style-name="ce5">
            <text:p>Freitag, 2019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9T00:00:00" table:style-name="ce5">
            <text:p>Samstag, 2019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0T00:00:00" table:style-name="ce5">
            <text:p>Sonntag, 2019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1T00:00:00" table:style-name="ce5">
            <text:p>Montag, 2019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2T00:00:00" table:style-name="ce5">
            <text:p>Dienstag, 2019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3T00:00:00" table:style-name="ce5">
            <text:p>Mittwoch, 2019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4T00:00:00" table:style-name="ce5">
            <text:p>Donnerstag, 2019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5T00:00:00" table:style-name="ce5">
            <text:p>Freitag, 2019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6T00:00:00" table:style-name="ce5">
            <text:p>Samstag, 2019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7T00:00:00" table:style-name="ce5">
            <text:p>Sonntag, 2019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8T00:00:00" table:style-name="ce5">
            <text:p>Montag, 2019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9T00:00:00" table:style-name="ce5">
            <text:p>Dienstag, 2019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0T00:00:00" table:style-name="ce5">
            <text:p>Mittwoch, 2019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1T00:00:00" table:style-name="ce5">
            <text:p>Donnerstag, 2019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2-01T00:00:00" table:style-name="ce5">
            <text:p>Freitag, 2019-02-0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2T00:00:00" table:style-name="ce5">
            <text:p>Samstag, 2019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3T00:00:00" table:style-name="ce5">
            <text:p>Sonntag, 2019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4T00:00:00" table:style-name="ce5">
            <text:p>Montag, 2019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5T00:00:00" table:style-name="ce5">
            <text:p>Dienstag, 2019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6T00:00:00" table:style-name="ce5">
            <text:p>Mittwoch, 2019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7T00:00:00" table:style-name="ce5">
            <text:p>Donnerstag, 2019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8T00:00:00" table:style-name="ce5">
            <text:p>Freitag, 2019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Arton Kastrati" table:formula="of:=[.B2]" table:style-name="ce3">
            <text:p>Arton Kastrati</text:p>
          </table:table-cell>
          <table:table-cell office:value-type="string" office:string-value="Baran Demir" table:formula="of:=[.C2]" table:style-name="ce3">
            <text:p>Baran Demir</text:p>
          </table:table-cell>
          <table:table-cell office:value-type="string" office:string-value="Samuel Gigliotti" table:formula="of:=[.D2]" table:style-name="ce3">
            <text:p>Samuel Gigliotti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umme</text:p>
          </table:table-cell>
          <table:table-cell office:value-type="time" office:time-value="PT22H30M0S" table:formula="of:=SUM([.B4:.B120])" table:style-name="ce10">
            <text:p>22:30</text:p>
          </table:table-cell>
          <table:table-cell office:value-type="time" office:time-value="PT21H45M0S" table:formula="of:=SUM([.C4:.C120])" table:style-name="ce10">
            <text:p>21:45</text:p>
          </table:table-cell>
          <table:table-cell office:value-type="time" office:time-value="PT25H45M0S" table:formula="of:=SUM([.D4:.D120])" table:style-name="ce10">
            <text:p>25:45</text:p>
          </table:table-cell>
          <table:table-cell table:style-name="ce1"/>
          <table:table-cell office:value-type="time" office:time-value="PT70H0M0S" table:formula="of:=SUM([.B122:.D122])" table:style-name="ce11">
            <text:p>70:00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Kai Mindermann</meta:initial-creator>
    <dc:creator>Samuel</dc:creator>
    <meta:creation-date>2015-10-06T10:15:48Z</meta:creation-date>
    <dc:date>2018-11-21T11:08:12Z</dc:date>
    <meta:editing-cycles>9</meta:editing-cycles>
    <meta:editing-duration>PT0S</meta:editing-duration>
  </office:meta>
</office:document-meta>
</file>